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Urban_20_signature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Par le Collège,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_20_Signature">Le Secrétaire Communal,</text:p>
          </table:table-cell>
          <table:table-cell table:style-name="Tableau1.A1" office:value-type="string">
            <text:p text:style-name="Urban_20_Signature">Le Bourgmestre,</text:p>
          </table:table-cell>
        </table:table-row>
        <table:table-row>
          <table:table-cell table:style-name="Tableau1.A1" office:value-type="string">
            <text:p text:style-name="Urban_20_Signature"/>
            <text:p text:style-name="Urban_20_Signature"/>
            <text:p text:style-name="Urban_20_Signature"/>
            <text:p text:style-name="Urban_20_Signature"/>
          </table:table-cell>
          <table:table-cell table:style-name="Tableau1.A1" office:value-type="string">
            <text:p text:style-name="Urban_20_Signature"/>
          </table:table-cell>
        </table:table-row>
        <table:table-row>
          <table:table-cell table:style-name="Tableau1.A1" office:value-type="string">
            <text:p text:style-name="Urban_20_Signature">NomPrénom Secrétaire</text:p>
          </table:table-cell>
          <table:table-cell table:style-name="Tableau1.A1" office:value-type="string">
            <text:p text:style-name="Urban_20_Signature">NomPrénom Bourgmestre</text:p>
          </table:table-cell>
        </table:table-row>
      </table:table>
      <text:p text:style-name="Urban_20_Signatur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_20_Signature" style:display-name="Urban Signature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8T11:24:34</meta:creation-date>
    <dc:date>2011-07-29T10:09:06</dc:date>
    <dc:creator>sde </dc:creator>
    <meta:editing-duration>PT23M2S</meta:editing-duration>
    <meta:editing-cycles>13</meta:editing-cycles>
    <meta:generator>LibreOffice/3.3$Unix LibreOffice_project/330m19$Build-202</meta:generator>
    <meta:document-statistic meta:table-count="1" meta:image-count="0" meta:object-count="0" meta:page-count="1" meta:paragraph-count="5" meta:word-count="12" meta:character-count="94"/>
  </office:meta>
</office:document-meta>
</file>